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F0000013EEF09D3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1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T1" style:family="text">
      <style:text-properties fo:font-family="Calibri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9.458cm" svg:height="8.427cm" draw:transform="skewX (-0.300720230118566) rotate (-0.0200712863991177) translate (2.10511190876193cm 7.89189600864139cm)" svg:viewBox="0 0 9459 8428" svg:d="m0 4803c737-1634 1486-3235 2247-4803 1694 2194 4001 3447 6553 3619 145 1620 363 3209 659 4756-3669 332-7050-891-9459-3572z">
            <text:p/>
          </draw:path>
          <draw:path draw:style-name="gr1" draw:text-style-name="P1" draw:layer="layout" svg:width="9.458cm" svg:height="8.427cm" draw:transform="skewX (-0.300720230118566) rotate (-0.0200712863991177) translate (3.11411190876193cm 6.45489600864139cm)" svg:viewBox="0 0 9459 8428" svg:d="m0 4803c737-1634 1486-3235 2247-4803 1694 2194 4001 3447 6553 3619 145 1620 363 3209 659 4756-3669 332-7050-891-9459-3572z">
            <text:p/>
          </draw:path>
          <draw:path draw:style-name="gr1" draw:text-style-name="P1" draw:layer="layout" svg:width="9.458cm" svg:height="8.427cm" draw:transform="skewX (-0.300720230118566) rotate (-0.0200712863991177) translate (4.11411190876193cm 4.95489600864139cm)" svg:viewBox="0 0 9459 8428" svg:d="m0 4803c737-1634 1486-3235 2247-4803 1694 2194 4001 3447 6553 3619 145 1620 363 3209 659 4756-3669 332-7050-891-9459-3572z">
            <text:p/>
          </draw:path>
          <draw:frame draw:style-name="gr2" draw:text-style-name="P2" draw:layer="layout" svg:width="3cm" svg:height="1.195cm" svg:x="12cm" svg:y="15.5cm">
            <draw:text-box>
              <text:p text:style-name="P2"><text:span text:style-name="T1">Capa 1</text:span></text:p>
            </draw:text-box>
          </draw:frame>
          <draw:frame draw:style-name="gr2" draw:text-style-name="P2" draw:layer="layout" svg:width="3cm" svg:height="1.195cm" svg:x="13cm" svg:y="14cm">
            <draw:text-box>
              <text:p text:style-name="P2"><text:span text:style-name="T1">Capa 2</text:span></text:p>
            </draw:text-box>
          </draw:frame>
          <draw:frame draw:style-name="gr2" draw:text-style-name="P2" draw:layer="layout" svg:width="3cm" svg:height="1.195cm" svg:x="14.5cm" svg:y="12.5cm">
            <draw:text-box>
              <text:p text:style-name="P2"><text:span text:style-name="T1">Capa 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0FF0000013EEF09D3DE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15T18:44:17.90</meta:creation-date>
    <dc:date>2014-01-15T19:09:03.99</dc:date>
    <dc:creator>Manuel Navarro Pérez</dc:creator>
    <meta:editing-duration>PT9M46S</meta:editing-duration>
    <meta:editing-cycles>1</meta:editing-cycles>
    <meta:document-statistic meta:object-count="7"/>
    <meta:generator>OpenOffice.org/3.3$Win32 OpenOffice.org_project/330m20$Build-9567</meta:generator>
  </office:meta>
</office:document-meta>
</file>